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9cm" fo:margin-left="0cm" table:align="left"/>
    </style:style>
    <style:style style:name="Tabela1.A" style:family="table-column">
      <style:table-column-properties style:column-width="6.9cm"/>
    </style:style>
    <style:style style:name="Tabela1.A1" style:family="table-cell">
      <style:table-cell-properties fo:padding="0cm" fo:border-left="none" fo:border-right="none" fo:border-top="none" fo:border-bottom="1pt solid #000000"/>
    </style:style>
    <style:style style:name="Tabela1.6" style:family="table-row">
      <style:table-row-properties style:min-row-height="0.328cm"/>
    </style:style>
    <style:style style:name="Tabela3" style:family="table">
      <style:table-properties style:width="6.892cm" table:align="margins"/>
    </style:style>
    <style:style style:name="Tabela3.A" style:family="table-column">
      <style:table-column-properties style:column-width="5.502cm" style:rel-column-width="52317*"/>
    </style:style>
    <style:style style:name="Tabela3.B" style:family="table-column">
      <style:table-column-properties style:column-width="1.39cm" style:rel-column-width="13218*"/>
    </style:style>
    <style:style style:name="Tabela3.A1" style:family="table-cell">
      <style:table-cell-properties fo:padding="0cm" fo:border="none"/>
    </style:style>
    <style:style style:name="Tabela3.2" style:family="table-row">
      <style:table-row-properties style:min-row-height="0.617cm"/>
    </style:style>
    <style:style style:name="Tabela2" style:family="table">
      <style:table-properties style:width="6.9cm" fo:margin-left="0cm" table:align="left"/>
    </style:style>
    <style:style style:name="Tabela2.A" style:family="table-column">
      <style:table-column-properties style:column-width="3.445cm"/>
    </style:style>
    <style:style style:name="Tabela2.B" style:family="table-column">
      <style:table-column-properties style:column-width="3.455cm"/>
    </style:style>
    <style:style style:name="Tabela2.1" style:family="table-row">
      <style:table-row-properties style:min-row-height="0.369cm"/>
    </style:style>
    <style:style style:name="Tabela2.A1" style:family="table-cell">
      <style:table-cell-properties fo:padding="0cm" fo:border-left="none" fo:border-right="none" fo:border-top="1pt solid #000000" fo:border-bottom="1pt solid #000000"/>
    </style:style>
    <style:style style:name="Tabela2.A2" style:family="table-cell">
      <style:table-cell-properties fo:padding="0cm" fo:border-left="none" fo:border-right="none" fo:border-top="none" fo:border-bottom="1pt solid #000000"/>
    </style:style>
    <style:style style:name="Tabela2.A4" style:family="table-cell">
      <style:table-cell-properties fo:padding="0cm" fo:border="none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3" style:family="paragraph" style:parent-style-name="Preformatted_20_Text">
      <style:paragraph-properties fo:text-align="start" style:justify-single-word="false"/>
      <style:text-properties officeooo:paragraph-rsid="00a3ec07"/>
    </style:style>
    <style:style style:name="P4" style:family="paragraph" style:parent-style-name="Preformatted_20_Text">
      <style:paragraph-properties fo:text-align="start" style:justify-single-word="false"/>
      <style:text-properties officeooo:paragraph-rsid="00a7755d"/>
    </style:style>
    <style:style style:name="P5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6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5add32" officeooo:paragraph-rsid="00a3ec07" style:font-name-asian="Nimbus Mono L" style:font-size-asian="6pt" style:font-weight-asian="normal" style:font-name-complex="Liberation Mono" style:font-size-complex="6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228854" officeooo:paragraph-rsid="004e1ffd" style:font-size-asian="6pt" style:font-weight-asian="normal" style:font-size-complex="6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2f6647" officeooo:paragraph-rsid="004e1ffd" style:font-size-asian="6pt" style:font-weight-asian="normal" style:font-size-complex="6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38e501" officeooo:paragraph-rsid="007a887d" style:font-size-asian="6pt" style:font-weight-asian="normal" style:font-size-complex="6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32345b" officeooo:paragraph-rsid="007a887d" style:font-size-asian="6pt" style:font-weight-asian="normal" style:font-size-complex="6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345b" officeooo:paragraph-rsid="007a887d" style:font-size-asian="6pt" style:font-weight-asian="normal" style:font-size-complex="6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6547" officeooo:paragraph-rsid="00c59199" style:font-size-asian="6pt" style:font-weight-asian="normal" style:font-size-complex="6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228854" officeooo:paragraph-rsid="004e1ffd" style:font-name-asian="Nimbus Mono L" style:font-size-asian="6pt" style:font-weight-asian="bold" style:font-name-complex="Liberation Mono" style:font-size-complex="6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2f6647" officeooo:paragraph-rsid="004e1ffd" style:font-name-asian="Nimbus Mono L" style:font-size-asian="6pt" style:font-weight-asian="bold" style:font-name-complex="Liberation Mono" style:font-size-complex="6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320770" officeooo:paragraph-rsid="007a887d" style:font-size-asian="6pt" style:font-weight-asian="bold" style:font-size-complex="6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32345b" officeooo:paragraph-rsid="007a887d" style:font-size-asian="6pt" style:font-weight-asian="bold" style:font-size-complex="6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ans" fo:font-size="6pt" officeooo:paragraph-rsid="004e1ffd" style:font-name-asian="Nimbus Mono L" style:font-size-asian="6pt" style:font-name-complex="Liberation Mono" style:font-size-complex="6pt"/>
    </style:style>
    <style:style style:name="P20" style:family="paragraph" style:parent-style-name="Preformatted_20_Text">
      <style:paragraph-properties fo:text-align="center" style:justify-single-word="false"/>
      <style:text-properties officeooo:paragraph-rsid="004e1ffd"/>
    </style:style>
    <style:style style:name="P21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22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23" style:family="paragraph" style:parent-style-name="Preformatted_20_Text">
      <style:paragraph-properties fo:text-align="start" style:justify-single-word="false"/>
      <style:text-properties style:font-name="Liberation Sans" fo:font-size="6pt" officeooo:paragraph-rsid="005e5852" style:font-size-asian="6pt" style:font-size-complex="6pt"/>
    </style:style>
    <style:style style:name="P24" style:family="paragraph" style:parent-style-name="Standard">
      <style:text-properties officeooo:paragraph-rsid="004b8245"/>
    </style:style>
    <style:style style:name="P25" style:family="paragraph" style:parent-style-name="Standard">
      <style:text-properties officeooo:paragraph-rsid="004e1ffd"/>
    </style:style>
    <style:style style:name="P26" style:family="paragraph" style:parent-style-name="Standard">
      <style:text-properties officeooo:paragraph-rsid="00bd130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Liberation Sans" fo:font-size="6pt" officeooo:paragraph-rsid="00487dbc" style:font-size-asian="6pt" style:font-size-complex="6pt"/>
    </style:style>
    <style:style style:name="P29" style:family="paragraph" style:parent-style-name="Frame_20_contents">
      <style:paragraph-properties fo:text-align="center" style:justify-single-word="false"/>
    </style:style>
    <style:style style:name="P30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6pt" fo:font-weight="normal" officeooo:rsid="005add32" style:font-size-asian="6pt" style:font-weight-asian="normal" style:font-size-complex="6pt" style:font-weight-complex="normal"/>
    </style:style>
    <style:style style:name="T4" style:family="text">
      <style:text-properties fo:color="#000000" style:font-name="Liberation Sans" fo:font-size="6pt" fo:font-weight="normal" officeooo:rsid="0042ecd2" style:font-size-asian="6pt" style:font-weight-asian="normal" style:font-size-complex="6pt" style:font-weight-complex="normal"/>
    </style:style>
    <style:style style:name="T5" style:family="text">
      <style:text-properties fo:color="#000000" style:font-name="Liberation Sans" fo:font-size="6pt" fo:font-weight="normal" officeooo:rsid="007e27ea" style:font-size-asian="6pt" style:font-weight-asian="normal" style:font-size-complex="6pt" style:font-weight-complex="normal"/>
    </style:style>
    <style:style style:name="T6" style:family="text">
      <style:text-properties fo:color="#000000" style:font-name="Liberation Sans" fo:font-size="6pt" fo:font-weight="normal" officeooo:rsid="0038e501" style:font-size-asian="6pt" style:font-weight-asian="normal" style:font-size-complex="6pt" style:font-weight-complex="normal"/>
    </style:style>
    <style:style style:name="T7" style:family="text">
      <style:text-properties fo:color="#000000" style:font-name="Liberation Sans" fo:font-size="6pt" fo:font-weight="normal" officeooo:rsid="002f6647" style:font-size-asian="6pt" style:font-weight-asian="normal" style:font-size-complex="6pt" style:font-weight-complex="normal"/>
    </style:style>
    <style:style style:name="T8" style:family="text">
      <style:text-properties fo:color="#000000" style:font-name="Liberation Sans" fo:font-size="6pt" fo:font-weight="normal" officeooo:rsid="0096ceab" style:font-size-asian="6pt" style:font-weight-asian="normal" style:font-size-complex="6pt" style:font-weight-complex="normal"/>
    </style:style>
    <style:style style:name="T9" style:family="text">
      <style:text-properties fo:color="#000000" style:font-name="Liberation Sans" fo:font-size="6pt" fo:font-weight="normal" officeooo:rsid="00aaba7e" style:font-size-asian="6pt" style:font-weight-asian="normal" style:font-size-complex="6pt" style:font-weight-complex="normal"/>
    </style:style>
    <style:style style:name="T10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11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12" style:family="text">
      <style:text-properties fo:color="#000000" style:font-name="Liberation Sans" fo:font-size="6pt" fo:font-weight="normal" officeooo:rsid="00c79dee" style:font-size-asian="6pt" style:font-weight-asian="normal" style:font-size-complex="6pt" style:font-weight-complex="normal"/>
    </style:style>
    <style:style style:name="T13" style:family="text">
      <style:text-properties fo:color="#000000" style:font-name="Liberation Sans" fo:font-size="6pt" fo:font-weight="normal" officeooo:rsid="00cc02ac" style:font-size-asian="6pt" style:font-weight-asian="normal" style:font-size-complex="6pt" style:font-weight-complex="normal"/>
    </style:style>
    <style:style style:name="T14" style:family="text">
      <style:text-properties fo:color="#000000" style:font-name="Liberation Sans" fo:font-size="6pt" fo:font-weight="normal" officeooo:rsid="00cc2adf" style:font-size-asian="6pt" style:font-weight-asian="normal" style:font-size-complex="6pt" style:font-weight-complex="normal"/>
    </style:style>
    <style:style style:name="T15" style:family="text">
      <style:text-properties fo:color="#000000" style:font-name="Liberation Sans" fo:font-size="6pt" fo:font-weight="normal" officeooo:rsid="00a47692" style:font-name-asian="Nimbus Mono L" style:font-size-asian="6pt" style:font-weight-asian="normal" style:font-name-complex="Liberation Mono" style:font-size-complex="6pt" style:font-weight-complex="normal"/>
    </style:style>
    <style:style style:name="T16" style:family="text">
      <style:text-properties fo:color="#000000" style:font-name="Liberation Sans" fo:font-size="6pt" fo:font-weight="bold" officeooo:rsid="00228854" style:font-size-asian="6pt" style:font-weight-asian="bold" style:font-size-complex="6pt" style:font-weight-complex="bold"/>
    </style:style>
    <style:style style:name="T17" style:family="text">
      <style:text-properties fo:color="#000000" style:font-name="Liberation Sans" fo:font-size="6pt" fo:font-weight="bold" officeooo:rsid="0096ceab" style:font-size-asian="6pt" style:font-weight-asian="bold" style:font-size-complex="6pt" style:font-weight-complex="bold"/>
    </style:style>
    <style:style style:name="T18" style:family="text">
      <style:text-properties fo:color="#000000" style:font-name="Liberation Sans" fo:font-size="6pt" fo:font-weight="bold" officeooo:rsid="002f6647" style:font-size-asian="6pt" style:font-weight-asian="bold" style:font-size-complex="6pt" style:font-weight-complex="bold"/>
    </style:style>
    <style:style style:name="T19" style:family="text">
      <style:text-properties fo:font-weight="bold" officeooo:rsid="0029f3eb" style:font-weight-asian="bold" style:font-weight-complex="bold"/>
    </style:style>
    <style:style style:name="T20" style:family="text">
      <style:text-properties fo:font-weight="normal" officeooo:rsid="0029f3eb" style:font-weight-asian="normal" style:font-weight-complex="normal"/>
    </style:style>
    <style:style style:name="T21" style:family="text">
      <style:text-properties fo:font-weight="normal" officeooo:rsid="00228854" style:font-weight-asian="normal" style:font-weight-complex="normal"/>
    </style:style>
    <style:style style:name="T22" style:family="text">
      <style:text-properties officeooo:rsid="002f6647"/>
    </style:style>
    <style:style style:name="T23" style:family="text">
      <style:text-properties style:font-name="Liberation Sans" fo:font-size="6pt" style:font-size-asian="6pt" style:font-size-complex="6pt"/>
    </style:style>
    <style:style style:name="T24" style:family="text">
      <style:text-properties style:font-name="Liberation Sans" fo:font-size="6pt" officeooo:rsid="00d2f3b4" style:font-size-asian="6pt" style:font-size-complex="6pt"/>
    </style:style>
    <style:style style:name="T25" style:family="text">
      <style:text-properties style:font-name="Liberation Sans" fo:font-size="6pt" officeooo:rsid="004f19be" style:font-size-asian="6pt" style:font-size-complex="6pt"/>
    </style:style>
    <style:style style:name="T26" style:family="text">
      <style:text-properties style:font-name="Liberation Sans" fo:font-size="6pt" officeooo:rsid="00d936c0" style:font-size-asian="6pt" style:font-size-complex="6pt"/>
    </style:style>
    <style:style style:name="T27" style:family="text">
      <style:text-properties style:font-name="Liberation Sans" fo:font-size="6pt" officeooo:rsid="008eb704" style:font-size-asian="6pt" style:font-size-complex="6pt"/>
    </style:style>
    <style:style style:name="T28" style:family="text">
      <style:text-properties style:font-name="Liberation Sans" fo:font-size="6pt" officeooo:rsid="01274abb" style:font-size-asian="6pt" style:font-size-complex="6pt"/>
    </style:style>
    <style:style style:name="T29" style:family="text">
      <style:text-properties style:font-name="Liberation Sans" fo:font-size="6pt" officeooo:rsid="0095159e" style:font-size-asian="6pt" style:font-size-complex="6pt"/>
    </style:style>
    <style:style style:name="T30" style:family="text">
      <style:text-properties style:font-name="Liberation Sans" fo:font-size="6pt" fo:font-weight="normal" officeooo:rsid="006cbde4" style:font-size-asian="6pt" style:font-weight-asian="normal" style:font-size-complex="6pt" style:font-weight-complex="normal"/>
    </style:style>
    <style:style style:name="T31" style:family="text">
      <style:text-properties style:font-name="Liberation Sans" fo:font-size="6pt" fo:font-weight="normal" officeooo:rsid="0097cb37" style:font-size-asian="6pt" style:font-weight-asian="normal" style:font-size-complex="6pt" style:font-weight-complex="normal"/>
    </style:style>
    <style:style style:name="T32" style:family="text">
      <style:text-properties officeooo:rsid="0097204b"/>
    </style:style>
    <style:style style:name="T33" style:family="text">
      <style:text-properties officeooo:rsid="00b153fa"/>
    </style:style>
    <style:style style:name="T34" style:family="text">
      <style:text-properties style:text-underline-style="solid" style:text-underline-type="double" style:text-underline-width="auto" style:text-underline-color="font-color" officeooo:rsid="00a0f54c"/>
    </style:style>
    <style:style style:name="T35" style:family="text">
      <style:text-properties officeooo:rsid="0042ecd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</text:user-field-decls>
      <text:p text:style-name="P31"><text:a xlink:type="simple" xlink:href="py3o://for=%22obj%20in%20objects%22" text:style-name="Internet_20_link" text:visited-style-name="Visited_20_Internet_20_Link"><text:span text:style-name="T24">for="obj in objects"</text:span></text:a></text:p>
      <text:p text:style-name="P27"><text:a xlink:type="simple" xlink:href="py3o://with=%22lang=obj.partner_id.lang%20or%20'pt_BR'%22" text:style-name="Internet_20_link" text:visited-style-name="Visited_20_Internet_20_Link"><text:span text:style-name="T25">with="lang=obj.partner_id.lang or 'pt_BR'"</text:span></text:a></text:p>
      <text:p text:style-name="P26"><text:a xlink:type="simple" xlink:href="py3o://with=%22o=obj.with_context(lang=lang)%22" text:style-name="Internet_20_link" text:visited-style-name="Visited_20_Internet_20_Link"><text:span text:style-name="T26">with="o=obj.with_context(lang=lang)"</text:span></text:a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<text:user-field-get text:name="py3o.o.empresa_id.fantasia">Nome da fantasia</text:user-field-get></text:p>
            <text:p text:style-name="P8"><text:user-field-get text:name="py3o.o.empresa_id.razao_social">Razao social</text:user-field-get></text:p>
            <text:p text:style-name="P8"><text:user-field-get text:name="py3o.o.empresa_id.endereco_completo">Endereco completo</text:user-field-get></text:p>
            <text:p text:style-name="P19"><text:span text:style-name="T19">CNPJ:</text:span><text:span text:style-name="T20"> </text:span><text:span text:style-name="T20"><text:user-field-get text:name="py3o.o.empresa_id.cnpj_cpf">cnpj_cpf</text:user-field-get></text:span><text:span text:style-name="T21"> </text:span><text:span text:style-name="T19">IE:</text:span><text:span text:style-name="T21"> </text:span><text:span text:style-name="T21"><text:user-field-get text:name="py3o.o.empresa_id.ie">ie</text:user-field-get></text:span></text:p>
          </table:table-cell>
        </table:table-row>
        <table:table-row>
          <table:table-cell table:style-name="Tabela1.A1" office:value-type="string">
            <text:p text:style-name="P20"><text:span text:style-name="T16">E</text:span><text:span text:style-name="T17">XTRATO</text:span><text:span text:style-name="T18"> N</text:span><text:span text:style-name="T17">º</text:span><text:span text:style-name="T18">:</text:span><text:span text:style-name="T7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  <text:p text:style-name="P16">CUPOM FISCAL ELETRÔNICO – SAT</text:p>
          </table:table-cell>
        </table:table-row>
        <table:table-row>
          <table:table-cell table:style-name="Tabela1.A1" office:value-type="string">
            <text:p text:style-name="P1"><text:a xlink:type="simple" xlink:href="py3o://if=%22o.participante_cnpj_cpf%22" text:style-name="Internet_20_link" text:visited-style-name="Visited_20_Internet_20_Link"><text:span text:style-name="T3">if="o.participante_cnpj_cpf"</text:span></text:a></text:p>
          </table:table-cell>
        </table:table-row>
        <table:table-row>
          <table:table-cell table:style-name="Tabela1.A1" office:value-type="string">
            <text:p text:style-name="P23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23"><text:span text:style-name="T1">Razão Social/Nome: </text:span><text:span text:style-name="T1"><text:user-field-get text:name="py3o.o.participante_razao_social">participante_razao_social</text:user-field-get></text:span></text:p>
          </table:table-cell>
        </table:table-row>
        <table:table-row>
          <table:table-cell table:style-name="Tabela1.A1" office:value-type="string">
            <text:p text:style-name="P1"><text:a xlink:type="simple" xlink:href="py3o:///if" text:style-name="Internet_20_link" text:visited-style-name="Visited_20_Internet_20_Link"><text:span text:style-name="T4">/if</text:span></text:a></text:p>
          </table:table-cell>
        </table:table-row>
        <table:table-row table:style-name="Tabela1.6">
          <table:table-cell table:style-name="Tabela1.A1" office:value-type="string">
            <text:p text:style-name="P9">#|COD|DESC <text:s text:c="19"/>|QTD|UN| VL UN R$|(VLTR R$)*| VL ITEM R$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"><text:a xlink:type="simple" xlink:href="py3o://for=%22i,%20j%20in%20enumerate(o.item_ids,%20start=1)%22" text:style-name="Internet_20_link" text:visited-style-name="Visited_20_Internet_20_Link"><text:span text:style-name="T5">for="i, j in enumerate(o.item_ids, start=1)"</text:span></text:a>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7"><text:span text:style-name="T33"><text:user-field-get text:name="py3o.i">#</text:user-field-get></text:span><text:span text:style-name="T33"> <text:s/></text:span><text:span text:style-name="T33"><text:user-field-get text:name="py3o.j.produto_codigo">cod</text:user-field-get></text:span><text:span text:style-name="T33"> <text:s/></text:span><text:span text:style-name="T33"><text:user-field-get text:name="py3o.j.produto_nome">desc</text:user-field-get></text:span></text:p>
            <text:p text:style-name="P7"><text:span text:style-name="T32"><text:s text:c="4"/></text:span><text:span text:style-name="T32"><text:user-field-get text:name="py3o.j.quantidade">qtd</text:user-field-get></text:span><text:span text:style-name="T32"> </text:span><text:span text:style-name="T32"><text:user-field-get text:name="py3o.j.unidade_id.codigo">UND</text:user-field-get></text:span><text:span text:style-name="T32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34">function="formatLang(j.vr_unitario, monetary=True) + ' ( ' + formatLang(j.vr_ibpt, monetary=True) + ')'"</text:span></text:a><text:span text:style-name="T32"> </text:span></text:p>
            <text:p text:style-name="P3"><text:span text:style-name="T23"><text:s text:c="4"/></text:span><text:a xlink:type="simple" xlink:href="py3o://function=%22j._monta_informacoes_adicionais()%20or%20''%22" text:style-name="Internet_20_link" text:visited-style-name="Visited_20_Internet_20_Link"><text:span text:style-name="T23">function="j._monta_informacoes_adicionais() or ''"</text:span></text:a><text:span text:style-name="T15"> </text:span></text:p>
          </table:table-cell>
          <table:table-cell table:style-name="Tabela3.A1" office:value-type="string">
            <text:p text:style-name="P5"><text:span text:style-name="T27"><text:s text:c="2"/></text:span><text:a xlink:type="simple" xlink:href="py3o://function=%22formatLang(j.vr_nf,%20monetary=True)%22" text:style-name="Internet_20_link" text:visited-style-name="Visited_20_Internet_20_Link"><text:span text:style-name="T29">function="formatLang(j.vr_nf, monetary=True)"</text:span></text:a></text:p>
          </table:table-cell>
        </table:table-row>
        <table:table-row>
          <table:table-cell table:style-name="Tabela3.A1" table:number-columns-spanned="2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  <text:p text:style-name="P10"/>
          </table:table-cell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7">TOTAL <text:span text:style-name="T32">R$</text:span></text:p>
          </table:table-cell>
          <table:table-cell table:style-name="Tabela2.A1" office:value-type="string">
            <text:p text:style-name="P6"><text:span text:style-name="T30"><text:s/></text:span><text:a xlink:type="simple" xlink:href="py3o://function=%22formatLang(o.vr_nf,%20monetary=True)%22" text:style-name="Internet_20_link" text:visited-style-name="Visited_20_Internet_20_Link"><text:span text:style-name="T31">function="formatLang(o.vr_nf, monetary=True)"</text:span></text:a></text:p>
          </table:table-cell>
        </table:table-row>
        <table:table-row table:style-name="Tabela2.1">
          <table:table-cell table:style-name="Tabela2.A2" table:number-columns-spanned="2" office:value-type="string">
            <text:p text:style-name="P18">DADOS PARA ENTREGA</text:p>
            <text:p text:style-name="P11">Endereço: <text:user-field-get text:name="py3o.objects.participante_id.endereco_completo">Participante Endereco completo</text:user-field-get></text:p>
            <text:p text:style-name="P11">Destinatário: <text:span text:style-name="T22"><text:user-field-get text:name="py3o.objects.participante_razao_social">participante_razao_social</text:user-field-get></text:span></text:p>
          </table:table-cell>
          <table:covered-table-cell/>
        </table:table-row>
        <table:table-row table:style-name="Tabela2.1">
          <table:table-cell table:style-name="Tabela2.A2" table:number-columns-spanned="2" office:value-type="string">
            <text:p text:style-name="P11">OBSERVAÇÕES DO CONTRIBUINTE</text:p>
            <text:p text:style-name="P4"><text:span text:style-name="T6">* Valor aproximado dos tributos fonte:IBPT </text:span><text:a xlink:type="simple" xlink:href="py3o://function=%22o._monta_informacoes_adicionais()%20or%20''%22" text:style-name="Internet_20_link" text:visited-style-name="Visited_20_Internet_20_Link"><text:span text:style-name="T14">function="o._monta_informacoes_adicionais() or ''"</text:span></text:a></text:p>
          </table:table-cell>
          <table:covered-table-cell/>
        </table:table-row>
        <table:table-row table:style-name="Tabela2.1">
          <table:table-cell table:style-name="Tabela2.A4" table:number-columns-spanned="2" office:value-type="string">
            <text:p text:style-name="P12">SAT Nº: <text:user-field-get text:name="py3o.o.serie">Nº serie eq sat</text:user-field-get></text:p>
            <text:p text:style-name="P21"><text:span text:style-name="T10"><text:s/></text:span><text:a xlink:type="simple" xlink:href="py3o://function=%22format_date(o.data_hora_emissao,%20'%25d/%25m/%25Y%20%25H:%25M:%25S')%22" text:style-name="Internet_20_link" text:visited-style-name="Visited_20_Internet_20_Link"><text:span text:style-name="T13">function="format_date(o.data_hora_emissao, '%d/%m/%Y %H:%M:%S')"</text:span></text:a></text:p>
            <text:p text:style-name="P21"><text:span text:style-name="T10"><text:s/></text:span><text:a xlink:type="simple" xlink:href="py3o://function=%22'%20'.join(ChaveCFeSAT('CFe'%20+%20o.chave).partes())%22" text:style-name="Internet_20_link" text:visited-style-name="Visited_20_Internet_20_Link"><text:span text:style-name="T11">function="' '.join(ChaveCFeSAT('CFe' + o.chave).partes())"</text:span></text:a></text:p>
          </table:table-cell>
          <table:covered-table-cell/>
        </table:table-row>
        <table:table-row table:style-name="Tabela2.1">
          <table:table-cell table:style-name="Tabela2.A4" table:number-columns-spanned="2" office:value-type="string">
            <text:p text:style-name="P12"><draw:frame draw:style-name="fr1" draw:name="py3o.image(o.cfe_code128, 'png', isb64=True)" text:anchor-type="as-char" svg:width="6.9cm" svg:height="0.499cm" draw:z-index="1"><draw:text-box><text:p text:style-name="P30"/></draw:text-box></draw:frame></text:p>
            <text:p text:style-name="P12"><draw:frame draw:style-name="fr2" draw:name="py3o.image(o.cfe_qrcode, 'png',isb64=True)" text:anchor-type="as-char" svg:width="3cm" svg:height="3cm" draw:z-index="0"><draw:text-box><text:p text:style-name="P29"/></draw:text-box></draw:frame></text:p>
            <text:p text:style-name="P22"><text:a xlink:type="simple" xlink:href="py3o://if=%22o.configuracoes_pdv%22" text:style-name="Internet_20_link" text:visited-style-name="Visited_20_Internet_20_Link"><text:span text:style-name="T12">if="o.configuracoes_pdv"</text:span></text:a></text:p>
            <text:p text:style-name="P14">Consultar o QR code no site: <text:user-field-get text:name="py3o.o.configuracoes_pdv.site_consulta_qrcode">consulta_qr_code</text:user-field-get></text:p>
            <text:p text:style-name="P14"><text:a xlink:type="simple" xlink:href="py3o:///if" text:style-name="Internet_20_link" text:visited-style-name="Visited_20_Internet_20_Link"><text:span text:style-name="T35">/if</text:span></text:a></text:p>
            <text:p text:style-name="P13"><text:user-field-get text:name="py3o.o.empresa_id.site">site_empresa</text:user-field-get><text:user-field-get text:name="py3o.o.empresa_id.site">site_empresa</text:user-field-get></text:p>
          </table:table-cell>
          <table:covered-table-cell/>
        </table:table-row>
      </table:table>
      <text:p text:style-name="P25"><text:a xlink:type="simple" xlink:href="py3o:///with" text:style-name="Internet_20_link" text:visited-style-name="Visited_20_Internet_20_Link"><text:span text:style-name="T23">/with</text:span></text:a></text:p>
      <text:p text:style-name="P24"><text:a xlink:type="simple" xlink:href="py3o:///with" text:style-name="Internet_20_link" text:visited-style-name="Visited_20_Internet_20_Link"><text:span text:style-name="T23">/with</text:span></text:a></text:p>
      <text:p text:style-name="P27"><text:a xlink:type="simple" xlink:href="py3o:///for" text:style-name="Internet_20_link" text:visited-style-name="Visited_20_Internet_20_Link"><text:span text:style-name="T28">/for</text:span>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29cm" fo:page-height="40.39cm" style:num-format="1" style:print-orientation="portrait" fo:margin-top="0.199cm" fo:margin-bottom="0.199cm" fo:margin-left="0.199cm" fo:margin-right="0.199cm" fo:background-color="transparent" style:writing-mode="lr-tb" draw:fill="none" draw:fill-color="#729fcf" draw:fill-image-name="cf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2T09:30:11.596709336</dc:date>
    <meta:editing-duration>PT5H5M54S</meta:editing-duration>
    <meta:editing-cycles>171</meta:editing-cycles>
    <meta:document-statistic meta:table-count="3" meta:image-count="0" meta:object-count="0" meta:page-count="1" meta:paragraph-count="39" meta:word-count="123" meta:character-count="1245" meta:non-whitespace-character-count="1122"/>
  </office:meta>
</office:document-meta>
</file>